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441" officeooo:paragraph-rsid="000714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 1</text:p>
      <text:p text:style-name="P1">Pass Task 1</text:p>
      <text:p text:style-name="P1"/>
      <text:p text:style-name="P1">Please find all source code and original image files in the Git repository: <text:a xlink:type="simple" xlink:href="https://github.com/rcallow/SIT315" text:style-name="Internet_20_link" text:visited-style-name="Visited_20_Internet_20_Link">https://github.com/rcallow/SIT315</text:a></text:p>
      <text:p text:style-name="P1"/>
      <text:p text:style-name="P1">Figure 1: Schematic Diagram</text:p>
      <text:p text:style-name="P1"/>
      <text:p text:style-name="P1">Figure 2: Assembled Hardware</text:p>
      <text:p text:style-name="P1"/>
      <text:p text:style-name="P1">Figure 3: Serial Output (Screensho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24:52.141524642</meta:creation-date>
    <dc:date>2019-03-30T14:29:35.394213387</dc:date>
    <meta:editing-duration>PT4M44S</meta:editing-duration>
    <meta:editing-cycles>1</meta:editing-cycles>
    <meta:document-statistic meta:table-count="0" meta:image-count="0" meta:object-count="0" meta:page-count="1" meta:paragraph-count="6" meta:word-count="32" meta:character-count="219" meta:non-whitespace-character-count="193"/>
    <meta:generator>LibreOffice/5.1.6.2$Linux_x86 LibreOffice_project/10m0$Build-2</meta:generator>
  </office:meta>
</office:document-meta>
</file>